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AF31A76ED7EB8AFF.png" manifest:media-type="image/png"/>
  <manifest:file-entry manifest:full-path="Pictures/100002010000091C0000061CEE7E330DF0946AF6.png" manifest:media-type="image/png"/>
  <manifest:file-entry manifest:full-path="Pictures/100002010000020000000200FDB81B66F95D53CE.png" manifest:media-type="image/png"/>
  <manifest:file-entry manifest:full-path="Pictures/100002010000062A00000198A99185C666028B8F.png" manifest:media-type="image/png"/>
  <manifest:file-entry manifest:full-path="Pictures/100000000000057800000313978C389D6051258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pitch="variable"/>
    <style:font-face style:name="Quicksand" svg:font-family="Quicksand" style:font-pitch="variable"/>
    <style:font-face style:name="Quicksand Medium" svg:font-family="'Quicksand Medium'" style:font-pitch="variable"/>
    <style:font-face style:name="Quicksand Medium1" svg:font-family="'Quicksand Medium'" style:font-adornments="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44444"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color="#444444" draw:fill-gradient-name="gradient" draw:gradient-step-count="0"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color="#444444" draw:fill-gradient-name="Gradient_20_1" draw:gradient-step-count="64" presentation:display-footer="true" presentation:display-page-number="false" presentation:display-date-time="true"/>
    </style:style>
    <style:style style:name="dp6" style:family="drawing-page">
      <style:drawing-page-properties presentation:background-visible="true" presentation:background-objects-visible="true" draw:fill="gradient" draw:fill-color="#444444" draw:fill-gradient-name="gradient" draw:gradient-step-count="64" presentation:display-footer="true" presentation:display-page-number="false" presentation:display-date-time="true"/>
    </style:style>
    <style:style style:name="dp7" style:family="drawing-page">
      <style:drawing-page-properties presentation:background-visible="true" presentation:background-objects-visible="true" draw:fill="gradient" draw:fill-color="#444444" draw:fill-gradient-name="Gradient_20_8" draw:gradient-step-count="64" presentation:display-footer="true" presentation:display-page-number="false" presentation:display-date-time="true"/>
    </style:style>
    <style:style style:name="dp8" style:family="drawing-page">
      <style:drawing-page-properties presentation:background-visible="true" presentation:background-objects-visible="true" draw:fill="solid" draw:fill-color="#e2e293" draw:gradient-step-count="64"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standard">
      <style:graphic-properties draw:fill-color="#005daa" draw:textarea-horizontal-align="justify" draw:textarea-vertical-align="top" draw:auto-grow-height="false" fo:min-height="4.75cm" fo:min-width="17.9cm" draw:shadow="visible" draw:shadow-offset-x="0.071cm" draw:shadow-offset-y="0.071cm" draw:shadow-color="#333333"/>
      <style:paragraph-properties style:writing-mode="lr-tb"/>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943cm"/>
      <style:paragraph-properties style:writing-mode="lr-tb"/>
    </style:style>
    <style:style style:name="gr5" style:family="graphic">
      <style:graphic-properties style:protect="size"/>
    </style:style>
    <style:style style:name="gr6" style:family="graphic" style:parent-style-name="standard">
      <style:graphic-properties svg:stroke-width="0.081cm" svg:stroke-color="#00e3ee" draw:marker-start-width="0.321cm" draw:marker-end-width="0.321cm" draw:fill="none" draw:textarea-horizontal-align="justify" draw:textarea-vertical-align="middle" draw:auto-grow-height="false" fo:min-height="2.47cm" fo:min-width="3.604cm" fo:padding-top="0.165cm" fo:padding-bottom="0.165cm" fo:padding-left="0.29cm" fo:padding-right="0.29cm"/>
    </style:style>
    <style:style style:name="gr7" style:family="graphic" style:parent-style-name="standard">
      <style:graphic-properties draw:fill-color="#005daa" draw:textarea-horizontal-align="justify" draw:textarea-vertical-align="top" draw:auto-grow-height="false" fo:min-height="3.35cm" fo:min-width="17cm" draw:shadow="visible" draw:shadow-offset-x="0.071cm" draw:shadow-offset-y="0.071cm" draw:shadow-color="#333333"/>
      <style:paragraph-properties style:writing-mode="lr-tb"/>
    </style:style>
    <style:style style:name="gr8" style:family="graphic" style:parent-style-name="standard">
      <style:graphic-properties svg:stroke-width="0.081cm" svg:stroke-color="#00e3ee" draw:marker-start-width="0.321cm" draw:marker-end-width="0.321cm" draw:fill="none" draw:textarea-horizontal-align="justify" draw:textarea-vertical-align="middle" draw:auto-grow-height="false" fo:min-height="0.237cm" fo:min-width="0.17cm" fo:padding-top="0.165cm" fo:padding-bottom="0.165cm" fo:padding-left="0.29cm" fo:padding-right="0.29cm"/>
    </style:style>
    <style:style style:name="gr9" style:family="graphic" style:parent-style-name="standard">
      <style:graphic-properties svg:stroke-width="0.081cm" svg:stroke-color="#00e3ee" draw:marker-start-width="0.321cm" draw:marker-end-width="0.321cm" draw:fill="none" draw:textarea-horizontal-align="justify" draw:textarea-vertical-align="middle" draw:auto-grow-height="false" fo:min-height="3.066cm" fo:min-width="2.176cm" fo:padding-top="0.165cm" fo:padding-bottom="0.165cm" fo:padding-left="0.29cm" fo:padding-right="0.29cm"/>
    </style:style>
    <style:style style:name="gr10" style:family="graphic" style:parent-style-name="standard">
      <style:graphic-properties draw:stroke="none" draw:fill="none" draw:fill-color="#ffffff" draw:auto-grow-width="true" fo:min-height="1.06cm" fo:min-width="0cm"/>
      <style:paragraph-properties style:writing-mode="lr-tb"/>
    </style:style>
    <style:style style:name="gr11" style:family="graphic" style:parent-style-name="standard">
      <style:graphic-properties draw:stroke="none" draw:fill-color="#00e3ee" draw:textarea-horizontal-align="justify" draw:textarea-vertical-align="middle" draw:auto-grow-height="false" fo:min-height="0.104cm" fo:min-width="0cm"/>
    </style:style>
    <style:style style:name="gr12" style:family="graphic" style:parent-style-name="standard">
      <style:graphic-properties draw:stroke="none" draw:fill-color="#00e3ee" draw:textarea-horizontal-align="justify" draw:textarea-vertical-align="middle" draw:auto-grow-height="false" fo:min-height="0.458cm" fo:min-width="0.207cm"/>
    </style:style>
    <style:style style:name="gr13" style:family="graphic" style:parent-style-name="standard">
      <style:graphic-properties draw:stroke="none" draw:fill-color="#00e3ee" draw:textarea-horizontal-align="justify" draw:textarea-vertical-align="middle" draw:auto-grow-height="false" fo:min-height="1.165cm" fo:min-width="0.915cm"/>
    </style:style>
    <style:style style:name="gr14" style:family="graphic" style:parent-style-name="standard">
      <style:graphic-properties draw:stroke="none" draw:fill-color="#00e3ee" draw:textarea-horizontal-align="justify" draw:textarea-vertical-align="middle" draw:auto-grow-height="false" fo:min-height="0.103cm" fo:min-width="0cm"/>
    </style:style>
    <style:style style:name="gr15" style:family="graphic" style:parent-style-name="objectwithoutfill">
      <style:graphic-properties draw:stroke="solid" svg:stroke-width="0.081cm" svg:stroke-color="#00e3ee" draw:marker-start-width="0.322cm" draw:marker-end-width="0.322cm" svg:stroke-linecap="round" draw:fill="none" draw:textarea-vertical-align="middle" fo:padding-top="0.166cm" fo:padding-bottom="0.166cm" fo:padding-left="0.291cm" fo:padding-right="0.291cm"/>
    </style:style>
    <style:style style:name="gr16" style:family="graphic" style:parent-style-name="objectwithoutfill">
      <style:graphic-properties draw:stroke="solid" svg:stroke-width="0.212cm" svg:stroke-color="#00e3ee" draw:marker-start-width="0.518cm" draw:marker-end-width="0.518cm" svg:stroke-linecap="round" draw:fill="none" draw:textarea-vertical-align="middle" fo:padding-top="0.231cm" fo:padding-bottom="0.231cm" fo:padding-left="0.356cm" fo:padding-right="0.356cm"/>
    </style:style>
    <style:style style:name="gr17" style:family="graphic" style:parent-style-name="standard">
      <style:graphic-properties draw:stroke="solid" svg:stroke-opacity="100%" draw:stroke-linejoin="bevel" svg:stroke-linecap="round" draw:fill-color="#002f57" draw:opacity="70%" draw:textarea-horizontal-align="justify" draw:textarea-vertical-align="middle" draw:auto-grow-height="false" fo:min-height="14.05cm" fo:min-width="26.5cm" draw:shadow="visible" draw:shadow-offset-x="0.071cm" draw:shadow-offset-y="0.071cm" draw:shadow-color="#333333" loext:softedge-radius="0cm"/>
    </style:style>
    <style:style style:name="gr18" style:family="graphic" style:parent-style-name="standard">
      <style:graphic-properties draw:stroke="none" svg:stroke-width="0cm" draw:fill="solid" draw:fill-color="#00e3ee" draw:textarea-vertical-align="middle" draw:auto-grow-height="false" draw:fit-to-size="false" style:shrink-to-fit="false" fo:min-height="0.032cm" fo:min-width="2.353cm" fo:padding-top="0.254cm" fo:padding-bottom="0.254cm" fo:padding-left="0.254cm" fo:padding-right="0.254cm" fo:wrap-option="wrap" draw:shadow="visible" draw:shadow-offset-x="0.071cm" draw:shadow-offset-y="0.071cm" draw:shadow-color="#1c1c1c"/>
    </style:style>
    <style:style style:name="gr19" style:family="graphic" style:parent-style-name="standard">
      <style:graphic-properties draw:stroke="none" svg:stroke-width="0cm" draw:fill="solid" draw:fill-color="#00e3ee" draw:textarea-vertical-align="middle" draw:auto-grow-height="false" draw:fit-to-size="false" style:shrink-to-fit="false" fo:min-height="0.037cm" fo:min-width="3.934cm" fo:padding-top="0.254cm" fo:padding-bottom="0.254cm" fo:padding-left="0.254cm" fo:padding-right="0.254cm" fo:wrap-option="wrap" draw:shadow="visible" draw:shadow-offset-x="0.071cm" draw:shadow-offset-y="0.071cm" draw:shadow-color="#1c1c1c"/>
    </style:style>
    <style:style style:name="gr20" style:family="graphic" style:parent-style-name="standard">
      <style:graphic-properties draw:stroke="none" svg:stroke-width="0cm" draw:fill="solid" draw:fill-color="#00e3ee" draw:textarea-vertical-align="middle" draw:auto-grow-height="false" draw:fit-to-size="false" style:shrink-to-fit="false" fo:min-height="2.218cm" fo:min-width="3.934cm" fo:padding-top="0.254cm" fo:padding-bottom="0.254cm" fo:padding-left="0.254cm" fo:padding-right="0.254cm" fo:wrap-option="wrap" draw:shadow="visible" draw:shadow-offset-x="0.071cm" draw:shadow-offset-y="0.071cm" draw:shadow-color="#1c1c1c"/>
    </style:style>
    <style:style style:name="gr21" style:family="graphic" style:parent-style-name="standard">
      <style:graphic-properties draw:stroke="none" svg:stroke-width="0cm" draw:fill="solid" draw:fill-color="#00e3ee" draw:textarea-vertical-align="middle" draw:auto-grow-height="false" draw:fit-to-size="false" style:shrink-to-fit="false" fo:min-height="0.084cm" fo:min-width="3.155cm" fo:padding-top="0.254cm" fo:padding-bottom="0.254cm" fo:padding-left="0.254cm" fo:padding-right="0.254cm" fo:wrap-option="wrap" draw:shadow="visible" draw:shadow-offset-x="0.071cm" draw:shadow-offset-y="0.071cm" draw:shadow-color="#1c1c1c"/>
    </style:style>
    <style:style style:name="gr22" style:family="graphic" style:parent-style-name="standard">
      <style:graphic-properties draw:stroke="none" svg:stroke-width="0cm" draw:fill="solid" draw:fill-color="#00e3ee" draw:textarea-vertical-align="middle" draw:auto-grow-height="false" draw:fit-to-size="false" style:shrink-to-fit="false" fo:min-height="2.055cm" fo:min-width="3.598cm" fo:padding-top="0.254cm" fo:padding-bottom="0.254cm" fo:padding-left="0.254cm" fo:padding-right="0.254cm" fo:wrap-option="wrap" draw:shadow="visible" draw:shadow-offset-x="0.071cm" draw:shadow-offset-y="0.071cm" draw:shadow-color="#1c1c1c"/>
    </style:style>
    <style:style style:name="gr23" style:family="graphic" style:parent-style-name="objectwithoutfill">
      <style:graphic-properties svg:stroke-width="0.212cm" svg:stroke-color="#00e3ee" draw:marker-start-width="0.517cm" draw:marker-end="Puntas_20_de_20_flecha_20_1" draw:marker-end-width="0.617cm" svg:stroke-opacity="100%" svg:stroke-linecap="round" draw:fill="none" draw:textarea-vertical-align="middle" fo:padding-top="0.23cm" fo:padding-bottom="0.23cm" fo:padding-left="0.355cm" fo:padding-right="0.355cm"/>
    </style:style>
    <style:style style:name="gr24" style:family="graphic" style:parent-style-name="objectwithoutfill">
      <style:graphic-properties svg:stroke-width="0.212cm" svg:stroke-color="#00e3ee" draw:marker-start-width="0.517cm" draw:marker-end="Puntas_20_de_20_flecha_20_1" draw:marker-end-width="0.617cm" svg:stroke-linecap="round" draw:fill="none" draw:textarea-vertical-align="middle" fo:padding-top="0.23cm" fo:padding-bottom="0.23cm" fo:padding-left="0.355cm" fo:padding-right="0.355cm"/>
    </style:style>
    <style:style style:name="gr25" style:family="graphic" style:parent-style-name="standard">
      <style:graphic-properties draw:stroke="none" svg:stroke-width="0cm" draw:fill="solid" draw:fill-color="#00e3ee" draw:textarea-vertical-align="middle" draw:auto-grow-height="false" draw:fit-to-size="false" style:shrink-to-fit="false" fo:min-height="0.775cm" fo:min-width="1.199cm" fo:padding-top="0.254cm" fo:padding-bottom="0.254cm" fo:padding-left="0.254cm" fo:padding-right="0.254cm" fo:wrap-option="wrap" draw:shadow="visible" draw:shadow-offset-x="0.071cm" draw:shadow-offset-y="0.071cm" draw:shadow-color="#1c1c1c"/>
    </style:style>
    <style:style style:name="gr26" style:family="graphic" style:parent-style-name="standard">
      <style:graphic-properties draw:stroke="none" svg:stroke-width="0cm" draw:fill="solid" draw:fill-color="#00e3ee" draw:textarea-vertical-align="middle" draw:auto-grow-height="false" draw:fit-to-size="false" style:shrink-to-fit="false" fo:min-height="2.271cm" fo:min-width="2.175cm" fo:padding-top="0.254cm" fo:padding-bottom="0.254cm" fo:padding-left="0.254cm" fo:padding-right="0.254cm" fo:wrap-option="wrap" draw:shadow="visible" draw:shadow-offset-x="0.071cm" draw:shadow-offset-y="0.071cm" draw:shadow-color="#1c1c1c"/>
    </style:style>
    <style:style style:name="gr27" style:family="graphic" style:parent-style-name="objectwithoutfill">
      <style:graphic-properties svg:stroke-width="0.212cm" svg:stroke-color="#00e3ee" draw:marker-start-width="0.517cm" draw:marker-end="Puntas_20_de_20_flecha_20_1" draw:marker-end-width="0.617cm" svg:stroke-linecap="round" draw:fill="none" draw:textarea-vertical-align="middle" fo:padding-top="0.23cm" fo:padding-bottom="0.23cm" fo:padding-left="0.355cm" fo:padding-right="0.355cm"/>
      <style:paragraph-properties style:writing-mode="lr-tb"/>
    </style:style>
    <style:style style:name="gr28" style:family="graphic" style:parent-style-name="objectwithoutfill">
      <style:graphic-properties draw:stroke="solid" svg:stroke-width="0.212cm" svg:stroke-color="#00e3ee" draw:marker-start-width="0.517cm" draw:marker-end="Puntas_20_de_20_flecha_20_1" draw:marker-end-width="0.617cm" svg:stroke-linecap="round" draw:fill="none" draw:textarea-vertical-align="middle" fo:padding-top="0.23cm" fo:padding-bottom="0.23cm" fo:padding-left="0.355cm" fo:padding-right="0.355cm"/>
      <style:paragraph-properties style:writing-mode="lr-tb"/>
    </style:style>
    <style:style style:name="gr29" style:family="graphic" style:parent-style-name="Objeto_20_sin_20_relleno_20_ni_20_línea">
      <style:graphic-properties draw:textarea-horizontal-align="center" draw:textarea-vertical-align="middle" draw:color-mode="standard" draw:luminance="0%" draw:contrast="0%" draw:gamma="100%" draw:red="0%" draw:green="0%" draw:blue="0%" fo:clip="rect(2.205cm, 3.943cm, 5.733cm, 3.953cm)" draw:image-opacity="100%" style:mirror="none"/>
    </style:style>
    <style:style style:name="pr1" style:family="presentation" style:parent-style-name="Predeterminado-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text-properties fo:color="#00e3ee" loext:opacity="100%" fo:font-size="18pt"/>
    </style:style>
    <style:style style:name="P3" style:family="paragraph">
      <loext:graphic-properties draw:fill-color="#005daa"/>
      <style:paragraph-properties fo:text-align="center"/>
      <style:text-properties fo:color="#00e3ee" loext:opacity="100%" style:font-name="Quicksand" fo:font-size="18pt"/>
    </style:style>
    <style:style style:name="P4" style:family="paragraph">
      <style:text-properties fo:font-size="18pt"/>
    </style:style>
    <style:style style:name="P5" style:family="paragraph">
      <loext:graphic-properties draw:fill="none"/>
      <style:text-properties fo:font-size="18pt"/>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fo:text-align="center"/>
      <style:text-properties fo:color="#00e3ee" loext:opacity="100%" style:font-name="Quicksand" fo:font-size="18pt"/>
    </style:style>
    <style:style style:name="P9" style:family="paragraph">
      <style:text-properties fo:color="#00e3ee" loext:opacity="100%" style:font-name="Quicksand Medium1" fo:font-size="14pt"/>
    </style:style>
    <style:style style:name="P10" style:family="paragraph">
      <loext:graphic-properties draw:fill="none" draw:fill-color="#ffffff"/>
      <style:text-properties fo:color="#00e3ee" loext:opacity="100%" style:font-name="Quicksand Medium1" fo:font-size="14pt" style:font-size-asian="14pt" style:font-size-complex="14pt"/>
    </style:style>
    <style:style style:name="P11" style:family="paragraph">
      <loext:graphic-properties draw:fill-color="#00e3ee"/>
      <style:paragraph-properties fo:text-align="center"/>
    </style:style>
    <style:style style:name="P12" style:family="paragraph">
      <loext:graphic-properties draw:fill-color="#002f57" draw:opacity="70%"/>
      <style:paragraph-properties fo:text-align="center"/>
    </style:style>
    <style:style style:name="P13" style:family="paragraph">
      <loext:graphic-properties draw:fill="solid" draw:fill-color="#00e3ee"/>
      <style:paragraph-properties fo:text-align="start" style:font-independent-line-spacing="true"/>
      <style:text-properties fo:font-size="14pt"/>
    </style:style>
    <style:style style:name="P14" style:family="paragraph">
      <loext:graphic-properties draw:fill="none"/>
      <style:paragraph-properties fo:text-align="center"/>
      <style:text-properties fo:font-size="18pt"/>
    </style:style>
    <style:style style:name="T1" style:family="text">
      <style:text-properties fo:color="#00e3ee" loext:opacity="100%" style:font-name="Quicksand" fo:font-size="80pt" style:font-size-asian="80pt" style:font-size-complex="80pt"/>
    </style:style>
    <style:style style:name="T2" style:family="text">
      <style:text-properties fo:font-variant="normal" fo:text-transform="none" fo:color="#00e3ee" loext:opacity="100%" style:text-outline="false" style:text-line-through-style="none" style:text-line-through-type="none" style:font-name="Quicksand" fo:font-size="24pt" fo:font-style="normal" fo:text-shadow="none" style:text-underline-style="none" fo:font-weight="normal" style:letter-kerning="true"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3" style:family="text">
      <style:text-properties fo:color="#00e3ee" loext:opacity="100%" style:font-name="Quicksand" fo:font-size="24pt" fo:font-style="normal" style:font-size-asian="24pt" style:font-style-asian="normal" style:font-size-complex="24pt" style:font-style-complex="normal"/>
    </style:style>
    <style:style style:name="T4" style:family="text">
      <style:text-properties fo:color="#00e3ee" loext:opacity="100%" style:font-name="Quicksand" fo:font-size="14pt" fo:font-style="normal" style:font-size-asian="14pt" style:font-style-asian="normal" style:font-size-complex="14pt" style:font-style-complex="normal"/>
    </style:style>
    <style:style style:name="T5" style:family="text">
      <style:text-properties fo:color="#00e3ee" loext:opacity="100%" style:font-name="Quicksand" fo:font-size="72pt" fo:font-style="normal" style:font-size-asian="72pt" style:font-style-asian="normal" style:font-size-complex="72pt" style:font-style-complex="normal"/>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7.999cm" svg:height="15.806cm" svg:x="-0.005cm" svg:y="-0.05cm">
          <draw:image xlink:href="Pictures/100000000000057800000313978C389D60512588.png" xlink:type="simple" xlink:show="embed" xlink:actuate="onLoad" draw:mime-type="image/png">
            <text:p/>
          </draw:image>
        </draw:frame>
        <draw:custom-shape draw:style-name="gr2" draw:text-style-name="P3" draw:layer="layout" svg:width="18.4cm" svg:height="5cm" svg:x="5cm" svg:y="2cm">
          <text:p text:style-name="P2"><text:span text:style-name="T1">Inclusion</text:span></text:p>
          <text:p text:style-name="P2"><text:span text:style-name="T2">Aplicación </text:span><text:span text:style-name="T3">chat</text:span><text:span text:style-name="T3"> con función de traducción</text:span></text:p>
          <draw:enhanced-geometry svg:viewBox="0 0 21600 21600" draw:extrusion="false" draw:type="rectangle" draw:enhanced-path="M 0 0 L 21600 0 21600 21600 0 21600 0 0 Z N"/>
        </draw:custom-shape>
        <draw:frame draw:style-name="gr3" draw:text-style-name="P1" draw:layer="layout" svg:width="4.182cm" svg:height="1.081cm" svg:x="0.318cm" svg:y="14.5cm">
          <draw:image xlink:href="Pictures/100002010000062A00000198A99185C666028B8F.png" xlink:type="simple" xlink:show="embed" xlink:actuate="onLoad" draw:mime-type="image/png">
            <text:p/>
          </draw:image>
        </draw:frame>
        <draw:frame draw:style-name="gr4" draw:text-style-name="P5" draw:layer="layout" svg:width="19.9cm" svg:height="1.193cm" svg:x="7.1cm" svg:y="14.807cm">
          <draw:text-box>
            <text:p text:style-name="P4"><text:span text:style-name="T4">Yfei Liu <text:s/>| <text:s/>Jhohan López Herrera <text:s/>| <text:s/>Ernesto Aranda del Valle <text:s/>| <text:s/>Antonio Vázquez Pérez</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1T0">
        <office:forms form:automatic-focus="false" form:apply-design-mode="false"/>
        <draw:custom-shape draw:style-name="gr6" draw:text-style-name="P7" draw:layer="layout" svg:width="8.368cm" svg:height="8.641cm" draw:transform="skewX (-5.1507715896978E-017) rotate (-2.66057991174016) translate (11.919cm 9.6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3" draw:layer="layout" svg:width="17.5cm" svg:height="3.6cm" svg:x="5cm" svg:y="5.5cm">
          <text:p text:style-name="P8"><text:span text:style-name="T5">Motivación</text:span></text:p>
          <draw:enhanced-geometry svg:viewBox="0 0 21600 21600" draw:extrusion="false" draw:type="rectangle" draw:enhanced-path="M 0 0 L 21600 0 21600 21600 0 21600 0 0 Z N"/>
        </draw:custom-shap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5.511cm" svg:height="10.478cm" draw:transform="skewX (6.44957462520229E-017) rotate (-1.01246549908191) translate (27.08cm 4.2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49cm" svg:height="1.31cm" svg:x="0.048cm" svg:y="14.644cm">
          <draw:text-box>
            <text:p text:style-name="P9"><text:span text:style-name="T6"><text:page-number>&lt;número&gt;</text:page-number></text:span></text:p>
          </draw:text-box>
        </draw:frame>
        <draw:custom-shape draw:style-name="gr11" draw:text-style-name="P11" draw:layer="layout" svg:width="0.5cm" svg:height="0.5cm" svg:x="17.5cm" svg:y="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1" draw:layer="layout" svg:width="0.999cm" svg:height="1cm" svg:x="8.501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4" draw:master-page-name="Predeterminado" presentation:presentation-page-layout-name="AL1T0">
        <office:forms form:automatic-focus="false" form:apply-design-mode="false"/>
        <draw:custom-shape draw:style-name="gr6" draw:text-style-name="P7" draw:layer="layout" svg:width="8.368cm" svg:height="8.641cm" draw:transform="skewX (-5.1507715896978E-017) rotate (-2.66057991174016) translate (11.919cm 9.6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3" draw:layer="layout" svg:width="17.5cm" svg:height="3.6cm" svg:x="5cm" svg:y="5.5cm">
          <text:p text:style-name="P8"><text:span text:style-name="T5">Alcance</text:span></text:p>
          <draw:enhanced-geometry svg:viewBox="0 0 21600 21600" draw:extrusion="false" draw:type="rectangle" draw:enhanced-path="M 0 0 L 21600 0 21600 21600 0 21600 0 0 Z N"/>
        </draw:custom-shap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5.511cm" svg:height="10.478cm" draw:transform="skewX (6.44957462520229E-017) rotate (-1.01246549908191) translate (27.08cm 4.2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32cm" svg:height="1.31cm" svg:x="0.056cm" svg:y="14.644cm">
          <draw:text-box>
            <text:p text:style-name="P9"><text:span text:style-name="T6"><text:page-number>&lt;número&gt;</text:page-number></text:span></text:p>
          </draw:text-box>
        </draw:frame>
        <draw:custom-shape draw:style-name="gr11" draw:text-style-name="P11" draw:layer="layout" svg:width="0.5cm" svg:height="0.5cm" svg:x="17.5cm" svg:y="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1" draw:layer="layout" svg:width="0.999cm" svg:height="1cm" svg:x="8.501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1" draw:layer="layout" svg:width="1.999cm" svg:height="1.999cm" svg:x="16.501cm" svg:y="1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5" draw:master-page-name="Predeterminado" presentation:presentation-page-layout-name="AL1T0">
        <office:forms form:automatic-focus="false" form:apply-design-mode="false"/>
        <draw:custom-shape draw:style-name="gr6" draw:text-style-name="P7" draw:layer="layout" svg:width="8.368cm" svg:height="8.641cm" draw:transform="skewX (-5.1507715896978E-017) rotate (-2.66057991174016) translate (11.919cm 9.6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3" draw:layer="layout" svg:width="17.5cm" svg:height="3.6cm" svg:x="5cm" svg:y="5.5cm">
          <text:p text:style-name="P8"><text:span text:style-name="T5">Tecnologías</text:span></text:p>
          <draw:enhanced-geometry svg:viewBox="0 0 21600 21600" draw:extrusion="false" draw:type="rectangle" draw:enhanced-path="M 0 0 L 21600 0 21600 21600 0 21600 0 0 Z N"/>
        </draw:custom-shap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5.511cm" svg:height="10.478cm" draw:transform="skewX (6.44957462520229E-017) rotate (-1.01246549908191) translate (27.08cm 4.2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913cm" svg:height="1.31cm" svg:x="0.016cm" svg:y="14.644cm">
          <draw:text-box>
            <text:p text:style-name="P9"><text:span text:style-name="T6"><text:page-number>&lt;número&gt;</text:page-number></text:span></text:p>
          </draw:text-box>
        </draw:frame>
        <draw:custom-shape draw:style-name="gr11" draw:text-style-name="P11" draw:layer="layout" svg:width="0.5cm" svg:height="0.5cm" svg:x="17.5cm" svg:y="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1" draw:layer="layout" svg:width="0.999cm" svg:height="1cm" svg:x="8.501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1" draw:layer="layout" svg:width="1.999cm" svg:height="1.999cm" svg:x="16.501cm" svg:y="1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1" draw:layer="layout" svg:width="0.499cm" svg:height="0.499cm" svg:x="3.501cm" svg:y="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draw:page-thumbnail draw:style-name="gr5"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6" draw:master-page-name="Predeterminado" presentation:presentation-page-layout-name="AL1T0">
        <office:forms form:automatic-focus="false" form:apply-design-mode="false"/>
        <draw:line draw:style-name="gr15" draw:text-style-name="P7" draw:layer="layout" svg:x1="3.5cm" svg:y1="14cm" svg:x2="23cm" svg:y2="1cm">
          <text:p/>
        </draw:line>
        <draw:custom-shape draw:style-name="gr6" draw:text-style-name="P7" draw:layer="layout" svg:width="8.368cm" svg:height="8.641cm" draw:transform="skewX (-5.1507715896978E-017) rotate (-2.66057991174016) translate (11.919cm 9.6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3" draw:layer="layout" svg:width="17.5cm" svg:height="3.6cm" svg:x="5cm" svg:y="5.5cm">
          <text:p text:style-name="P8"><text:span text:style-name="T5">Diseño</text:span></text:p>
          <draw:enhanced-geometry svg:viewBox="0 0 21600 21600" draw:extrusion="false" draw:type="rectangle" draw:enhanced-path="M 0 0 L 21600 0 21600 21600 0 21600 0 0 Z N"/>
        </draw:custom-shap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5.511cm" svg:height="10.478cm" draw:transform="skewX (6.44957462520229E-017) rotate (-1.01246549908191) translate (27.08cm 4.2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62cm" svg:height="1.31cm" svg:x="0.041cm" svg:y="14.644cm">
          <draw:text-box>
            <text:p text:style-name="P9"><text:span text:style-name="T6"><text:page-number>&lt;número&gt;</text:page-number></text:span></text:p>
          </draw:text-box>
        </draw:frame>
        <draw:custom-shape draw:style-name="gr11" draw:text-style-name="P11" draw:layer="layout" svg:width="0.5cm" svg:height="0.5cm" svg:x="17.5cm" svg:y="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1" draw:layer="layout" svg:width="0.999cm" svg:height="1cm" svg:x="8.501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1" draw:layer="layout" svg:width="1.999cm" svg:height="1.999cm" svg:x="16.501cm" svg:y="1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1" draw:layer="layout" svg:width="0.499cm" svg:height="0.499cm" svg:x="3.501cm" svg:y="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1" draw:layer="layout" svg:width="0.499cm" svg:height="0.499cm" svg:x="3.501cm" svg:y="3.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 draw:text-style-name="P7" draw:layer="layout" svg:x1="11cm" svg:y1="3cm" svg:x2="15.5cm" svg:y2="2.5cm">
          <text:p/>
        </draw:line>
        <presentation:notes draw:style-name="dp1">
          <draw:page-thumbnail draw:style-name="gr5"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7" draw:master-page-name="Predeterminado" presentation:presentation-page-layout-name="AL1T0">
        <office:forms form:automatic-focus="false" form:apply-design-mode="false"/>
        <draw:custom-shape draw:style-name="gr17" draw:text-style-name="P12" draw:layer="layout" svg:width="27cm" svg:height="14.3cm" svg:x="0.4cm" svg:y="0.5cm">
          <text:p/>
          <draw:enhanced-geometry svg:viewBox="0 0 21600 21600" draw:type="rectangle" draw:enhanced-path="M 0 0 L 21600 0 21600 21600 0 21600 0 0 Z N"/>
        </draw:custom-shap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45cm" svg:height="1.31cm" svg:x="0.049cm" svg:y="14.644cm">
          <draw:text-box>
            <text:p text:style-name="P9"><text:span text:style-name="T6"><text:page-number>&lt;número&gt;</text:page-number></text:span></text:p>
          </draw:text-box>
        </draw:frame>
        <draw:g draw:name="Google Shape;6730;p69">
          <draw:custom-shape draw:name="Google Shape;6731;p69_0" draw:style-name="gr18" draw:text-style-name="P13" draw:layer="layout" svg:width="2.86cm" svg:height="0.539cm" svg:x="3.647cm" svg:y="6.161cm">
            <text:p/>
            <draw:enhanced-geometry draw:mirror-horizontal="false" draw:mirror-vertical="false" drawooo:sub-view-size="12422 2259" draw:text-areas="0 0 ?f0 ?f1" svg:viewBox="0 0 0 0" draw:type="ooxml-non-primitive" draw:enhanced-path="M 2791 0 L 2415 1130 566 1130 C 253 1130 0 1383 0 1696 0 2006 253 2259 566 2259 L 11858 2259 C 12169 2259 12421 2006 12421 1696 12421 1383 12169 1130 11858 1130 L 10006 1130 9630 0 Z N">
              <draw:equation draw:name="f0" draw:formula="logwidth"/>
              <draw:equation draw:name="f1" draw:formula="logheight"/>
            </draw:enhanced-geometry>
          </draw:custom-shape>
          <draw:custom-shape draw:name="Google Shape;6732;p69_0" draw:style-name="gr19" draw:text-style-name="P13" draw:layer="layout" svg:width="4.441cm" svg:height="0.544cm" svg:x="2.859cm" svg:y="5.34cm">
            <text:p/>
            <draw:enhanced-geometry draw:mirror-horizontal="false" draw:mirror-vertical="false" drawooo:sub-view-size="19273 2260" draw:text-areas="0 0 ?f0 ?f1" svg:viewBox="0 0 0 0" draw:type="ooxml-non-primitive" draw:enhanced-path="M 0 1 L 0 567 C 0 1500 756 2259 1693 2259 L 17577 2259 C 18513 2259 19269 1500 19272 567 L 19272 1 Z N">
              <draw:equation draw:name="f0" draw:formula="logwidth"/>
              <draw:equation draw:name="f1" draw:formula="logheight"/>
            </draw:enhanced-geometry>
          </draw:custom-shape>
          <draw:custom-shape draw:name="Google Shape;6733;p69_0" draw:style-name="gr20" draw:text-style-name="P13" draw:layer="layout" svg:width="4.441cm" svg:height="2.725cm" svg:x="2.859cm" svg:y="2.338cm">
            <text:p/>
            <draw:enhanced-geometry draw:mirror-horizontal="false" draw:mirror-vertical="false" drawooo:sub-view-size="19273 11293" draw:text-areas="0 0 ?f0 ?f1" svg:viewBox="0 0 0 0" draw:type="ooxml-non-primitive" draw:enhanced-path="M 1693 0 C 756 0 0 759 0 1696 L 0 11293 19272 11293 19272 1696 C 19269 759 18513 0 17577 0 Z N">
              <draw:equation draw:name="f0" draw:formula="logwidth"/>
              <draw:equation draw:name="f1" draw:formula="logheight"/>
            </draw:enhanced-geometry>
          </draw:custom-shape>
        </draw:g>
        <draw:g draw:name="Google Shape;6730;p69_0">
          <draw:custom-shape draw:name="Google Shape;6731;p69_1" draw:style-name="gr18" draw:text-style-name="P13" draw:layer="layout" svg:width="2.86cm" svg:height="0.539cm" svg:x="3.682cm" svg:y="13.197cm">
            <text:p/>
            <draw:enhanced-geometry draw:mirror-horizontal="false" draw:mirror-vertical="false" drawooo:sub-view-size="12422 2259" draw:text-areas="0 0 ?f0 ?f1" svg:viewBox="0 0 0 0" draw:type="ooxml-non-primitive" draw:enhanced-path="M 2791 0 L 2415 1130 566 1130 C 253 1130 0 1383 0 1696 0 2006 253 2259 566 2259 L 11858 2259 C 12169 2259 12421 2006 12421 1696 12421 1383 12169 1130 11858 1130 L 10006 1130 9630 0 Z N">
              <draw:equation draw:name="f0" draw:formula="logwidth"/>
              <draw:equation draw:name="f1" draw:formula="logheight"/>
            </draw:enhanced-geometry>
          </draw:custom-shape>
          <draw:custom-shape draw:name="Google Shape;6732;p69_1" draw:style-name="gr19" draw:text-style-name="P13" draw:layer="layout" svg:width="4.441cm" svg:height="0.544cm" svg:x="2.894cm" svg:y="12.376cm">
            <text:p/>
            <draw:enhanced-geometry draw:mirror-horizontal="false" draw:mirror-vertical="false" drawooo:sub-view-size="19273 2260" draw:text-areas="0 0 ?f0 ?f1" svg:viewBox="0 0 0 0" draw:type="ooxml-non-primitive" draw:enhanced-path="M 0 1 L 0 567 C 0 1500 756 2259 1693 2259 L 17577 2259 C 18513 2259 19269 1500 19272 567 L 19272 1 Z N">
              <draw:equation draw:name="f0" draw:formula="logwidth"/>
              <draw:equation draw:name="f1" draw:formula="logheight"/>
            </draw:enhanced-geometry>
          </draw:custom-shape>
          <draw:custom-shape draw:name="Google Shape;6733;p69_1" draw:style-name="gr20" draw:text-style-name="P13" draw:layer="layout" svg:width="4.441cm" svg:height="2.725cm" svg:x="2.894cm" svg:y="9.374cm">
            <text:p/>
            <draw:enhanced-geometry draw:mirror-horizontal="false" draw:mirror-vertical="false" drawooo:sub-view-size="19273 11293" draw:text-areas="0 0 ?f0 ?f1" svg:viewBox="0 0 0 0" draw:type="ooxml-non-primitive" draw:enhanced-path="M 1693 0 C 756 0 0 759 0 1696 L 0 11293 19272 11293 19272 1696 C 19269 759 18513 0 17577 0 Z N">
              <draw:equation draw:name="f0" draw:formula="logwidth"/>
              <draw:equation draw:name="f1" draw:formula="logheight"/>
            </draw:enhanced-geometry>
          </draw:custom-shape>
        </draw:g>
        <draw:g draw:name="Google Shape;9407;p75">
          <draw:custom-shape draw:name="Google Shape;9408;p75_0" draw:style-name="gr21" draw:text-style-name="P13" draw:layer="layout" svg:width="3.662cm" svg:height="0.591cm" svg:x="18.242cm" svg:y="6.7cm">
            <text:p/>
            <draw:enhanced-geometry draw:mirror-horizontal="false" draw:mirror-vertical="false" drawooo:sub-view-size="10429 2049" draw:text-areas="0 0 ?f0 ?f1" svg:viewBox="0 0 0 0" draw:type="ooxml-non-primitive" draw:enhanced-path="M 1513 1 C 1072 1 725 253 568 631 L 1 2049 10429 2049 9830 631 C 9673 253 9263 1 8885 1 Z N">
              <draw:equation draw:name="f0" draw:formula="logwidth"/>
              <draw:equation draw:name="f1" draw:formula="logheight"/>
            </draw:enhanced-geometry>
          </draw:custom-shape>
          <draw:custom-shape draw:name="Google Shape;9409;p75_0" draw:style-name="gr22" draw:text-style-name="P13" draw:layer="layout" svg:width="4.105cm" svg:height="2.562cm" svg:x="18cm" svg:y="7.511cm">
            <text:p/>
            <draw:enhanced-geometry draw:mirror-horizontal="false" draw:mirror-vertical="false" drawooo:sub-view-size="11690 8854" draw:text-areas="0 0 ?f0 ?f1" svg:viewBox="0 0 0 0" draw:type="ooxml-non-primitive" draw:enhanced-path="M 1733 1324 C 1922 1324 2080 1481 2080 1702 2080 1891 1922 2049 1733 2049 1544 2049 1387 1891 1387 1702 1387 1481 1544 1324 1733 1324 Z M 10019 1387 C 10492 1387 10492 2049 10019 2049 L 3781 2049 C 3340 2049 3309 1387 3781 1387 Z M 1733 4096 C 1922 4096 2080 4254 2080 4443 2080 4632 1922 4789 1733 4789 1544 4789 1387 4632 1387 4443 1387 4254 1544 4096 1733 4096 Z M 10050 4127 C 10492 4127 10481 4789 10019 4789 L 3781 4789 C 3340 4789 3309 4128 3781 4128 L 10019 4128 C 10030 4127 10040 4127 10050 4127 Z M 1733 6806 C 1922 6806 2080 6963 2080 7152 2080 7373 1922 7499 1733 7499 1544 7499 1387 7373 1387 7152 1387 6963 1544 6806 1733 6806 Z M 10019 6837 C 10492 6837 10492 7499 10019 7499 L 3781 7499 C 3340 7499 3309 6837 3781 6837 Z M 379 1 L 95 631 C 64 757 1 883 1 1009 L 1 2395 C 1 2679 127 2899 284 3057 127 3246 1 3498 1 3718 L 1 5104 C 1 5388 127 5609 284 5766 127 5987 1 6207 1 6459 L 1 7814 C 1 8381 473 8854 1040 8854 L 10649 8854 C 11185 8854 11658 8381 11658 7814 L 11658 6459 C 11658 6176 11563 5924 11405 5766 11563 5577 11658 5357 11658 5104 L 11658 3718 C 11658 3466 11563 3214 11405 3057 11563 2868 11658 2616 11658 2395 L 11658 1009 11689 1009 C 11689 883 11658 757 11626 631 L 11342 1 Z N">
              <draw:equation draw:name="f0" draw:formula="logwidth"/>
              <draw:equation draw:name="f1" draw:formula="logheight"/>
            </draw:enhanced-geometry>
          </draw:custom-shape>
        </draw:g>
        <draw:line draw:style-name="gr23" draw:text-style-name="P7" draw:layer="layout" svg:x1="7.8cm" svg:y1="4.7cm" svg:x2="17.8cm" svg:y2="7.7cm">
          <text:p/>
        </draw:line>
        <draw:line draw:style-name="gr24" draw:text-style-name="P7" draw:layer="layout" svg:x1="17.747cm" svg:y1="9.007cm" svg:x2="7.747cm" svg:y2="12.007cm">
          <text:p/>
        </draw:line>
        <draw:g draw:name="Google Shape;9457;p75">
          <draw:custom-shape draw:name="Google Shape;9458;p75_0" draw:style-name="gr25" draw:text-style-name="P13" draw:layer="layout" svg:width="1.706cm" svg:height="1.282cm" svg:x="22.8cm" svg:y="1.2cm">
            <text:p/>
            <draw:enhanced-geometry draw:mirror-horizontal="false" draw:mirror-vertical="false" drawooo:sub-view-size="7437 4758" draw:text-areas="0 0 ?f0 ?f1" svg:viewBox="0 0 0 0" draw:type="ooxml-non-primitive" draw:enhanced-path="M 1009 1 C 474 1 1 474 1 1009 L 1 2395 C 1 2931 474 3372 1009 3372 L 1356 3372 1356 4412 C 1356 4618 1518 4757 1692 4757 1784 4757 1878 4719 1954 4632 L 3214 3372 3403 3372 3403 2364 C 3403 1419 4160 663 5105 663 L 7436 663 C 7279 253 6932 1 6491 1 Z N">
              <draw:equation draw:name="f0" draw:formula="logwidth"/>
              <draw:equation draw:name="f1" draw:formula="logheight"/>
            </draw:enhanced-geometry>
          </draw:custom-shape>
          <draw:custom-shape draw:name="Google Shape;9459;p75_0" draw:style-name="gr26" draw:text-style-name="P13" draw:layer="layout" svg:width="2.682cm" svg:height="2.778cm" svg:x="22.814cm" svg:y="1.564cm">
            <text:p/>
            <draw:enhanced-geometry draw:mirror-horizontal="false" draw:mirror-vertical="false" drawooo:sub-view-size="11690 10303" draw:text-areas="0 0 ?f0 ?f1" svg:viewBox="0 0 0 0" draw:type="ooxml-non-primitive" draw:enhanced-path="M 5042 1 C 4506 1 4034 473 4034 1040 L 4034 2395 C 4034 2962 4506 3435 5042 3435 L 6964 3435 7814 4254 C 7216 4537 6775 5136 6775 5829 6775 6270 6932 6680 7216 6932 6585 7089 6081 7499 5766 8034 5451 7499 4916 7089 4286 6932 4569 6617 4727 6270 4727 5829 4727 4884 3971 4159 3025 4159 2080 4159 1356 4884 1356 5829 1356 6270 1513 6680 1765 6932 757 7215 1 8129 1 9263 L 1 9925 C 1 10145 158 10303 348 10303 L 11343 10303 C 11532 10303 11689 10145 11689 9925 L 11689 9263 C 11689 8160 10965 7215 9925 6932 10209 6617 10366 6270 10366 5829 10366 5010 9767 4317 8980 4159 L 8980 3435 10555 3435 C 11122 3435 11595 2962 11595 2395 L 11595 1040 C 11595 473 11122 1 10555 1 Z N">
              <draw:equation draw:name="f0" draw:formula="logwidth"/>
              <draw:equation draw:name="f1" draw:formula="logheight"/>
            </draw:enhanced-geometry>
          </draw:custom-shape>
        </draw:g>
        <draw:frame draw:style-name="gr3" draw:text-style-name="P1" draw:layer="layout" svg:width="2cm" svg:height="2cm" svg:x="24.3cm" svg:y="3.2cm">
          <draw:image xlink:href="Pictures/100002010000020000000200FDB81B66F95D53CE.png" xlink:type="simple" xlink:show="embed" xlink:actuate="onLoad" draw:mime-type="image/png">
            <text:p/>
          </draw:image>
        </draw:frame>
        <draw:line draw:style-name="gr27" draw:text-style-name="P14" draw:layer="layout" svg:x1="19.3cm" svg:y1="5.8cm" svg:x2="21.8cm" svg:y2="3.8cm">
          <text:p/>
        </draw:line>
        <draw:line draw:style-name="gr28" draw:text-style-name="P7" draw:layer="layout" svg:x1="22.347cm" svg:y1="4.353cm" svg:x2="19.847cm" svg:y2="6.353cm">
          <text:p/>
        </draw:line>
        <presentation:notes draw:style-name="dp1">
          <draw:page-thumbnail draw:style-name="gr5"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6" draw:master-page-name="Predeterminado" presentation:presentation-page-layout-name="AL1T0">
        <office:forms form:automatic-focus="false" form:apply-design-mode="fals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49cm" svg:height="1.31cm" svg:x="0.047cm" svg:y="14.644cm">
          <draw:text-box>
            <text:p text:style-name="P9"><text:span text:style-name="T6"><text:page-number>&lt;número&gt;</text:page-number></text:span></text:p>
          </draw:text-box>
        </draw:frame>
        <draw:frame draw:style-name="gr29" draw:text-style-name="P1" draw:layer="layout" svg:width="21.228cm" svg:height="13.482cm" svg:x="3.647cm" svg:y="1.131cm">
          <draw:image xlink:href="Pictures/100002010000091C0000061CEE7E330DF0946AF6.png" xlink:type="simple" xlink:show="embed" xlink:actuate="onLoad" draw:mime-type="image/png">
            <text:p/>
          </draw:image>
        </draw:frame>
        <presentation:notes draw:style-name="dp1">
          <draw:page-thumbnail draw:style-name="gr5"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8" draw:master-page-name="Predeterminado" presentation:presentation-page-layout-name="AL1T0">
        <office:forms form:automatic-focus="false" form:apply-design-mode="false"/>
        <draw:custom-shape draw:style-name="gr8" draw:text-style-name="P7" draw:layer="layout" svg:width="1.5cm" svg:height="1.75cm" svg:x="0.025cm" svg:y="13.975cm">
          <text:p/>
          <draw:enhanced-geometry svg:viewBox="0 0 21600 21600" draw:glue-points="0 0 0 10800 0 21600 10800 21600 21600 21600 10800 10800" draw:text-areas="1900 12700 12700 19700" draw:type="right-triangle" draw:enhanced-path="M 0 0 L 21600 21600 0 21600 0 0 Z N"/>
        </draw:custom-shape>
        <draw:frame draw:style-name="gr10" draw:text-style-name="P10" draw:layer="layout" svg:width="0.87cm" svg:height="1.31cm" svg:x="0.037cm" svg:y="14.644cm">
          <draw:text-box>
            <text:p text:style-name="P9"><text:span text:style-name="T6"><text:page-number>&lt;número&gt;</text:page-number></text:span></text:p>
          </draw:text-box>
        </draw:frame>
        <draw:frame draw:style-name="gr3" draw:text-style-name="P1" draw:layer="layout" svg:width="28.241cm" svg:height="16.021cm" svg:x="-0.126cm" svg:y="-0.124cm">
          <draw:image xlink:href="Pictures/100000000000078000000438AF31A76ED7EB8AFF.png" xlink:type="simple" xlink:show="embed" xlink:actuate="onLoad" draw:mime-type="image/png">
            <text:p/>
          </draw:image>
        </draw:frame>
        <presentation:notes draw:style-name="dp1">
          <draw:page-thumbnail draw:style-name="gr5"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pitch="variable"/>
    <style:font-face style:name="Quicksand" svg:font-family="Quicksand" style:font-pitch="variable"/>
    <style:font-face style:name="Quicksand Medium" svg:font-family="'Quicksand Medium'" style:font-pitch="variable"/>
    <style:font-face style:name="Quicksand Medium1" svg:font-family="'Quicksand Medium'" style:font-adornments="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444444" draw:end-color="#6f6f3f" draw:start-intensity="65%" draw:end-intensity="100%" draw:angle="0deg" draw:border="0%"/>
    <draw:gradient draw:name="Gradient_20_7" draw:display-name="Gradient 7" draw:style="linear" draw:start-color="#444444" draw:end-color="#aeae21" draw:start-intensity="98%" draw:end-intensity="100%" draw:angle="0deg" draw:border="0%"/>
    <draw:gradient draw:name="Gradient_20_8" draw:display-name="Gradient 8" draw:style="linear" draw:start-color="#828355" draw:end-color="#e2e24b" draw:start-intensity="98%" draw:end-intensity="100%" draw:angle="0deg" draw:border="0%"/>
    <draw:gradient draw:name="Gradient_20_9" draw:display-name="Gradient 9" draw:style="linear" draw:start-color="#9ea051" draw:end-color="#e2e24b" draw:start-intensity="98%"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9ea051" draw:end-color="#e2b54b" draw:start-intensity="98%" draw:end-intensity="100%" draw:angle="0deg" draw:border="0%"/>
    <draw:marker draw:name="Arrow" svg:viewBox="0 0 20 30" svg:d="M10 0l-10 30h20z"/>
    <draw:marker draw:name="Puntas_20_de_20_flecha_20_1" draw:display-name="Puntas de flecha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07T19:29:58.562287292</meta:creation-date>
    <dc:date>2021-03-07T20:58:55.969606456</dc:date>
    <meta:editing-duration>PT9M56S</meta:editing-duration>
    <meta:editing-cycles>2</meta:editing-cycles>
    <meta:generator>LibreOffice/7.0.4.2$Linux_X86_64 LibreOffice_project/00$Build-2</meta:generator>
    <meta:document-statistic meta:object-count="105"/>
  </office:meta>
</office:document-meta>
</file>